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b537" officeooo:paragraph-rsid="000bb537"/>
    </style:style>
    <style:style style:name="P2" style:family="paragraph" style:parent-style-name="Standard" style:list-style-name="L1">
      <style:text-properties officeooo:rsid="000bb537" officeooo:paragraph-rsid="0010b6f5"/>
    </style:style>
    <style:style style:name="P3" style:family="paragraph" style:parent-style-name="Standard" style:list-style-name="L1">
      <style:text-properties officeooo:rsid="000d7606" officeooo:paragraph-rsid="000d7606"/>
    </style:style>
    <style:style style:name="P4" style:family="paragraph" style:parent-style-name="Standard" style:list-style-name="L1">
      <style:text-properties officeooo:rsid="000d7606" officeooo:paragraph-rsid="0011a013"/>
    </style:style>
    <style:style style:name="P5" style:family="paragraph" style:parent-style-name="Standard" style:list-style-name="L1">
      <style:text-properties officeooo:rsid="000ee91f" officeooo:paragraph-rsid="000ee91f"/>
    </style:style>
    <style:style style:name="T1" style:family="text">
      <style:text-properties officeooo:rsid="000ee91f"/>
    </style:style>
    <style:style style:name="T2" style:family="text">
      <style:text-properties officeooo:rsid="0010b6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55607736403571332" text:style-name="L1">
        <text:list-item>
          <text:p text:style-name="P1">data.all → data/&lt;carvpath&gt;.all</text:p>
        </text:list-item>
        <text:list-item>
          <text:p text:style-name="P1">data/ <text:s/><text:span text:style-name="T1">(mode 111)</text:span></text:p>
          <text:list>
            <text:list-item>
              <text:p text:style-name="P1">&lt;carvpath&gt;.&lt;ext&gt;</text:p>
              <text:list>
                <text:list-item>
                  <text:p text:style-name="P5">::state</text:p>
                </text:list-item>
                <text:list-item>
                  <text:p text:style-name="P5">::<text:span text:style-name="T2">module</text:span></text:p>
                </text:list-item>
                <text:list-item>
                  <text:p text:style-name="P5">::<text:span text:style-name="T2">framework_state</text:span></text:p>
                </text:list-item>
                <text:list-item>
                  <text:p text:style-name="P1">::<text:span text:style-name="T1">hash</text:span></text:p>
                </text:list-item>
                <text:list-item>
                  <text:p text:style-name="P1">::<text:span text:style-name="T1">hash_offset</text:span></text:p>
                </text:list-item>
                <text:list-item>
                  <text:p text:style-name="P1">::<text:span text:style-name="T2">fadv_normal_size</text:span></text:p>
                </text:list-item>
                <text:list-item>
                  <text:p text:style-name="P1">::<text:span text:style-name="T2">fadv_willneed_size</text:span></text:p>
                </text:list-item>
                <text:list-item>
                  <text:p text:style-name="P1">::<text:span text:style-name="T2">fadv_dontneed_size</text:span></text:p>
                </text:list-item>
                <text:list-item>
                  <text:p text:style-name="P1">::<text:span text:style-name="T2">io_accessed_size</text:span></text:p>
                </text:list-item>
                <text:list-item>
                  <text:p text:style-name="P1">::<text:span text:style-name="T2">maxrefcount</text:span></text:p>
                </text:list-item>
                <text:list-item>
                  <text:p text:style-name="P1">::<text:span text:style-name="T2">minrefcount</text:span></text:p>
                </text:list-item>
                <text:list-item>
                  <text:p text:style-name="P1">::<text:span text:style-name="T2">mime_type</text:span></text:p>
                </text:list-item>
                <text:list-item>
                  <text:p text:style-name="P1">::<text:span text:style-name="T2">ext</text:span></text:p>
                </text:list-item>
              </text:list>
            </text:list-item>
            <text:list-item>
              <text:p text:style-name="P1">&lt;carpath&gt;</text:p>
              <text:list>
                <text:list-item>
                  <text:p text:style-name="P1">&lt;carvpath&gt;.&lt;ext&gt; → ../&lt;carvpath&gt;.&lt;ext&gt;</text:p>
                </text:list-item>
                <text:list-item>
                  <text:p text:style-name="P1">&lt;carvpath&gt; → ../&lt;carvpath&gt;/</text:p>
                </text:list-item>
              </text:list>
            </text:list-item>
          </text:list>
        </text:list-item>
        <text:list-item>
          <text:p text:style-name="P1">mattock/</text:p>
          <text:list>
            <text:list-item>
              <text:p text:style-name="P1">&lt;module&gt;.register → &lt;instance-capability&gt;</text:p>
            </text:list-item>
            <text:list-item>
              <text:p text:style-name="P1">&lt;instance-capability&gt;</text:p>
              <text:list>
                <text:list-item>
                  <text:p text:style-name="P1">mattock.ctl</text:p>
                  <text:list>
                    <text:list-item>
                      <text:p text:style-name="P2">::<text:span text:style-name="T2">fs_fadv_normal_size</text:span></text:p>
                    </text:list-item>
                    <text:list-item>
                      <text:p text:style-name="P2">::<text:span text:style-name="T2">fs_fadv_willneed_size</text:span></text:p>
                    </text:list-item>
                    <text:list-item>
                      <text:p text:style-name="P2">::<text:span text:style-name="T2">fs_fadv_dontneed_size</text:span></text:p>
                    </text:list-item>
                    <text:list-item>
                      <text:p text:style-name="P2">::<text:span text:style-name="T2">fs_io_accessed_size</text:span></text:p>
                    </text:list-item>
                    <text:list-item>
                      <text:p text:style-name="P2">::<text:span text:style-name="T2">module_queue_size</text:span></text:p>
                    </text:list-item>
                    <text:list-item>
                      <text:p text:style-name="P2">::<text:span text:style-name="T2">module_queue_volume</text:span></text:p>
                    </text:list-item>
                  </text:list>
                </text:list-item>
                <text:list-item>
                  <text:p text:style-name="P3">jobs</text:p>
                  <text:list>
                    <text:list-item>
                      <text:p text:style-name="P3">&lt;sort-pollicy&gt;.accept →<text:span text:style-name="T1"> &lt;job-capability&gt; (for non-kickstart)</text:span></text:p>
                    </text:list-item>
                    <text:list-item>
                      <text:p text:style-name="P5">kickstart.initiate → &lt;job-capability&gt; (for kickstart)</text:p>
                    </text:list-item>
                  </text:list>
                </text:list-item>
              </text:list>
            </text:list-item>
            <text:list-item>
              <text:p text:style-name="P3">&lt;job-capability&gt;</text:p>
              <text:list>
                <text:list-item>
                  <text:p text:style-name="P3">data.all → ../data/&lt;carvpath&gt;.&lt;ext&gt;</text:p>
                </text:list-item>
                <text:list-item>
                  <text:p text:style-name="P3">data</text:p>
                  <text:list>
                    <text:list-item>
                      <text:p text:style-name="P3">&lt;carvpath&gt;.&lt;ext&gt; → ../../data/&lt;carvpath&gt;.&lt;ext&gt;</text:p>
                      <text:list>
                        <text:list-item>
                          <text:p text:style-name="P3">::<text:span text:style-name="T2">module (w, default='dsm')</text:span></text:p>
                        </text:list-item>
                        <text:list-item>
                          <text:p text:style-name="P3">::<text:span text:style-name="T2">framework_state (w)</text:span></text:p>
                        </text:list-item>
                        <text:list-item>
                          <text:p text:style-name="P3">::<text:span text:style-name="T2">mime_type (w, default='application/octet-stream'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newdata</text:p>
                  <text:list>
                    <text:list-item>
                      <text:p text:style-name="P3"><text:span text:style-name="T1">0+</text:span>&lt;<text:span text:style-name="T1">size</text:span>&gt;.&lt;ext&gt;</text:p>
                      <text:list>
                        <text:list-item>
                          <text:p text:style-name="P3">::<text:span text:style-name="T2">module (w, default='dsm')</text:span></text:p>
                        </text:list-item>
                        <text:list-item>
                          <text:p text:style-name="P3">::<text:span text:style-name="T2">framework_state (w)</text:span></text:p>
                        </text:list-item>
                        <text:list-item>
                          <text:p text:style-name="P4">::<text:span text:style-name="T2">mime_type (w, default='application/octet-stream')</text:span></text:p>
                        </text:list-item>
                        <text:list-item>
                          <text:p text:style-name="P3">::<text:span text:style-name="T2">path → ../../data/&lt;carvpath&gt;.&lt;ext&gt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1:17:12.854976918</meta:creation-date>
    <meta:print-date>2015-11-16T01:25:59.895419919</meta:print-date>
    <dc:date>2015-11-16T01:26:04.813909336</dc:date>
    <meta:editing-duration>PT17M2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5" meta:word-count="124" meta:character-count="1033" meta:non-whitespace-character-count="998"/>
  </office:meta>
</office:document-meta>
</file>